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4" style:parent-style-name="Standard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Standard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Standard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7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9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1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5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7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9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0" style:parent-style-name="cm-number" style:family="text">
      <style:text-properties style:font-name="Courier New" style:font-name-complex="Courier New" fo:color="#116644" fo:font-size="10pt" style:font-size-asian="10pt" style:font-size-complex="10pt" fo:background-color="#E5E5E5"/>
    </style:style>
    <style:style style:name="T3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2" style:parent-style-name="Lienhypertexte" style:family="text">
      <style:text-properties style:font-name="Courier New" style:font-name-complex="Courier New" fo:color="#235A81" fo:font-size="10pt" style:font-size-asian="10pt" style:font-size-complex="10pt" fo:background-color="#E5E5E5"/>
    </style:style>
    <style:style style:name="T3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4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35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3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7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3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4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42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44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5" style:parent-style-name="cm-number" style:family="text">
      <style:text-properties style:font-name="Courier New" style:font-name-complex="Courier New" fo:color="#116644" fo:font-size="10pt" style:font-size-asian="10pt" style:font-size-complex="10pt" fo:background-color="#E5E5E5"/>
    </style:style>
    <style:style style:name="T4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7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4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9" style:parent-style-name="cm-number" style:family="text">
      <style:text-properties style:font-name="Courier New" style:font-name-complex="Courier New" fo:color="#116644" fo:font-size="10pt" style:font-size-asian="10pt" style:font-size-complex="10pt" fo:background-color="#E5E5E5"/>
    </style:style>
    <style:style style:name="T50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1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52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3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4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9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6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1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62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4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7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8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69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2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5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7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9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1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5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8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2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9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5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9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02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3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04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5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0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7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0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9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1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1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1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3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14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1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1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2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1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22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3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2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5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2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7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9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32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34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3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3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4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41" style:parent-style-name="cm-number" style:family="text">
      <style:text-properties style:font-name="Courier New" style:font-name-complex="Courier New" fo:color="#116644" fo:font-size="10pt" style:font-size-asian="10pt" style:font-size-complex="10pt" fo:background-color="#E5E5E5"/>
    </style:style>
    <style:style style:name="T14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43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44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45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46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47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48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49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5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51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5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5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54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55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56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57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58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59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60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61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6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63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164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65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66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67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6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69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7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71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7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7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7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75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7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77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78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79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8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81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8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8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8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85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8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87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88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89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9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91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9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9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94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95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96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97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9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99" style:parent-style-name="Standard" style:family="paragraph">
      <style:paragraph-properties fo:break-before="page"/>
    </style:style>
    <style:style style:name="T200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201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02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20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04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205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20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0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0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09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210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21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12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213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14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215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16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217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21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1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2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21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222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223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224" style:parent-style-name="Standard" style:family="paragraph">
      <style:paragraph-properties fo:margin-left="0.4923in">
        <style:tab-stops/>
      </style:paragraph-properties>
    </style:style>
    <style:style style:name="P225" style:parent-style-name="Standard" style:family="paragraph">
      <style:paragraph-properties fo:margin-left="0.4923in">
        <style:tab-stops/>
      </style:paragraph-properties>
    </style:style>
    <style:style style:name="P226" style:parent-style-name="Standard" style:family="paragraph">
      <style:paragraph-properties fo:margin-left="0.4923in">
        <style:tab-stops/>
      </style:paragraph-properties>
    </style:style>
    <style:style style:name="P227" style:parent-style-name="Standard" style:family="paragraph">
      <style:paragraph-properties fo:margin-left="0.4923in">
        <style:tab-stops/>
      </style:paragraph-properties>
    </style:style>
    <style:style style:name="P228" style:parent-style-name="Standard" style:family="paragraph">
      <style:paragraph-properties fo:margin-left="0.4923in">
        <style:tab-stops/>
      </style:paragraph-properties>
    </style:style>
    <style:style style:name="P229" style:parent-style-name="Standard" style:family="paragraph">
      <style:paragraph-properties fo:margin-left="0.4923in">
        <style:tab-stops/>
      </style:paragraph-properties>
    </style:style>
    <style:style style:name="P230" style:parent-style-name="Standard" style:family="paragraph">
      <style:paragraph-properties fo:margin-left="0.4923in">
        <style:tab-stops/>
      </style:paragraph-properties>
    </style:style>
    <style:style style:name="P231" style:parent-style-name="Standard" style:family="paragraph">
      <style:paragraph-properties fo:margin-left="0.4923in">
        <style:tab-stops/>
      </style:paragraph-properties>
    </style:style>
    <style:style style:name="P232" style:parent-style-name="Standard" style:family="paragraph">
      <style:paragraph-properties fo:margin-left="0.4923in">
        <style:tab-stops/>
      </style:paragraph-properties>
    </style:style>
    <style:style style:name="P233" style:parent-style-name="Standard" style:family="paragraph">
      <style:paragraph-properties fo:margin-left="0.4923in">
        <style:tab-stops/>
      </style:paragraph-properties>
    </style:style>
    <style:style style:name="T234" style:parent-style-name="Lienhypertexte" style:family="text">
      <style:text-properties style:font-name="Courier New" style:font-name-complex="Courier New" fo:color="#235A81" fo:font-size="10pt" style:font-size-asian="10pt" style:font-size-complex="10pt" fo:background-color="#E5E5E5"/>
    </style:style>
    <style:style style:name="T235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36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237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238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39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24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4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42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4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44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45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24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47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24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49" style:parent-style-name="Lienhypertexte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250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5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52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5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54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55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256" style:parent-style-name="Policepardéfau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57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25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</office:automatic-styles>
  <office:body>
    <office:text text:use-soft-page-breaks="true">
      <text:h text:style-name="P1" text:outline-level="1">Stagiaire  (Nom-Prénom) :<text:s/>Sokol Maksym</text:h>
      <text:h text:style-name="Titre1" text:outline-level="1">Consignes</text:h>
      <text:list text:style-name="LFO1" text:continue-numbering="true">
        <text:list-item>
          <text:p text:style-name="P4">Utiliser<text:s/><text:span text:style-name="T5">phpMyAdmin</text:span><text:s/>pour gérer une base de données MySQL.</text:p>
        </text:list-item>
        <text:list-item>
          <text:p text:style-name="P6">Pour créer la structure de la base de données,<text:s/><text:span text:style-name="T7">exécuter le script « cinema01.sql »</text:span></text:p>
        </text:list-item>
        <text:list-item>
          <text:p text:style-name="P8">Pour introduire les données,<text:s/><text:span text:style-name="T9">exécuter dans l'ordre</text:span>, les scripts :<text:line-break/><text:s/>« <text:span text:style-name="T10">film01.sql</text:span> », « <text:span text:style-name="T11">artiste.sql</text:span> », « <text:span text:style-name="T12">film_artiste01.sql</text:span> », « <text:span text:style-name="T13">national</text:span><text:span text:style-name="T14">ite.sql</text:span> »<text:line-break/></text:p>
        </text:list-item>
        <text:list-item>
          <text:p text:style-name="P15">Répondre aux questions suivantes (écrire la requête en SQL) :</text:p>
        </text:list-item>
      </text:list>
      <text:p text:style-name="Standard"/>
      <text:p text:style-name="Standard">/* 1. Afficher le titre et l'année de production des films de votre liste, classés par titre dans l’ordre alphabétique et n’afficher que les 5 premiers */</text:p>
      <text:p text:style-name="Standard"/>
      <text:p text:style-name="Standard"><text:a xlink:href="http://localhost/phpmyadmin5.2.0/url.php?url=https://dev.mysql.com/doc/refman/5.7/en/select.html" office:target-frame-name="mysql_doc" xlink:show="replace"><text:span text:style-name="T16">SELECT</text:span></text:a><text:span text:style-name="T17"> film_titre</text:span><text:span text:style-name="T18">,</text:span><text:span text:style-name="T19"> film_anneeproduction </text:span><text:span text:style-name="T20">FROM</text:span><text:span text:style-name="T21"> film </text:span><text:span text:style-name="T22">ORDER</text:span><text:span text:style-name="T23"> </text:span><text:span text:style-name="T24">BY</text:span><text:span text:style-name="T25"> film_titre </text:span><text:span text:style-name="T26">ASC</text:span><text:span text:style-name="T27"> </text:span><text:span text:style-name="T28">LIMIT</text:span><text:span text:style-name="T29"> </text:span><text:span text:style-name="T30">5</text:span><text:span text:style-name="T31">;</text:span></text:p>
      <text:p text:style-name="Standard"/>
      <text:p text:style-name="Standard">/* 2. Combien y a-t-il de films produits entre 1953 et 1962 (années incluses) ? */</text:p>
      <text:p text:style-name="Standard"/>
      <text:p text:style-name="Standard"><text:a xlink:href="http://localhost/phpmyadmin5.2.0/url.php?url=https://dev.mysql.com/doc/refman/5.7/en/select.html" office:target-frame-name="mysql_doc" xlink:show="replace"><text:span text:style-name="T32">SELECT</text:span></text:a><text:span text:style-name="T33"> </text:span><text:a xlink:href="http://localhost/phpmyadmin5.2.0/url.php?url=https://dev.mysql.com/doc/refman/5.7/en/aggregate-functions.html%23function_count" office:target-frame-name="mysql_doc" xlink:show="replace"><text:span text:style-name="T34">COUNT</text:span></text:a><text:span text:style-name="T35">(</text:span><text:span text:style-name="T36">film_titre</text:span><text:span text:style-name="T37">)</text:span><text:span text:style-name="T38"> </text:span><text:span text:style-name="T39">FROM</text:span><text:span text:style-name="T40"> film </text:span><text:span text:style-name="T41">WHERE</text:span><text:span text:style-name="T42"> film_anneeproduction </text:span><text:span text:style-name="T43">BETWEEN</text:span><text:span text:style-name="T44"> </text:span><text:span text:style-name="T45">1953</text:span><text:span text:style-name="T46"> </text:span><text:a xlink:href="http://localhost/phpmyadmin5.2.0/url.php?url=https://dev.mysql.com/doc/refman/5.7/en/logical-operators.html%23operator_and" office:target-frame-name="mysql_doc" xlink:show="replace"><text:span text:style-name="T47">AND</text:span></text:a><text:span text:style-name="T48"> </text:span><text:span text:style-name="T49">1962</text:span><text:span text:style-name="T50">;</text:span></text:p>
      <text:p text:style-name="Standard"/>
      <text:p text:style-name="Standard">/* 3. Afficher les nom et année des films qui commencent par la lettre 'S' classés par année */</text:p>
      <text:p text:style-name="Standard"/>
      <text:p text:style-name="Standard"><text:a xlink:href="http://localhost/phpmyadmin5.2.0/url.php?url=https://dev.mysql.com/doc/refman/5.7/en/select.html" office:target-frame-name="mysql_doc" xlink:show="replace"><text:span text:style-name="T51">SELECT</text:span></text:a><text:span text:style-name="T52"> film_titre</text:span><text:span text:style-name="T53">,</text:span><text:span text:style-name="T54"> film_anneeproduction </text:span><text:span text:style-name="T55">FROM</text:span><text:span text:style-name="T56"> film </text:span><text:span text:style-name="T57">WHERE</text:span><text:span text:style-name="T58"> film_titre </text:span><text:a xlink:href="http://localhost/phpmyadmin5.2.0/url.php?url=https://dev.mysql.com/doc/refman/5.7/en/string-comparison-functions.html%23operator_like" office:target-frame-name="mysql_doc" xlink:show="replace"><text:span text:style-name="T59">LIKE</text:span></text:a><text:span text:style-name="T60"> </text:span><text:span text:style-name="T61">'S%'</text:span><text:span text:style-name="T62"> </text:span><text:span text:style-name="T63">ORDER</text:span><text:span text:style-name="T64"> </text:span><text:span text:style-name="T65">BY</text:span><text:span text:style-name="T66"> film_anneeproduction</text:span><text:span text:style-name="T67">;</text:span></text:p>
      <text:p text:style-name="Standard"/>
      <text:p text:style-name="Standard">/* 4. Afficher la liste des nationalités de films (éliminer les doublons) pour votre liste de films classés par ordre alphabétique */</text:p>
      <text:p text:style-name="Standard"/>
      <text:p text:style-name="Standard"><text:a xlink:href="http://localhost/phpmyadmin5.2.0/url.php?url=https://dev.mysql.com/doc/refman/5.7/en/select.html" office:target-frame-name="mysql_doc" xlink:show="replace"><text:span text:style-name="T68">SELECT</text:span></text:a><text:span text:style-name="T69"> nationalite</text:span><text:span text:style-name="T70">.nat_film_id</text:span><text:span text:style-name="T71">,</text:span><text:span text:style-name="T72"> film</text:span><text:span text:style-name="T73">.film_titre</text:span><text:span text:style-name="T74">,</text:span><text:span text:style-name="T75"> nationalite</text:span><text:span text:style-name="T76">.nat_pays</text:span><text:span text:style-name="T77"> </text:span><text:span text:style-name="T78">FROM</text:span><text:span text:style-name="T79"> film </text:span><text:span text:style-name="T80">JOIN</text:span><text:span text:style-name="T81"> nationalite </text:span><text:span text:style-name="T82">ON</text:span><text:span text:style-name="T83"> film</text:span><text:span text:style-name="T84">.film_id</text:span><text:span text:style-name="T85">=</text:span><text:span text:style-name="T86">nationalite</text:span><text:span text:style-name="T87">.nat_film_id</text:span><text:span text:style-name="T88"> </text:span><text:span text:style-name="T89">ORDER</text:span><text:span text:style-name="T90"> </text:span><text:span text:style-name="T91">BY</text:span><text:span text:style-name="T92"> film</text:span><text:span text:style-name="T93">.film_titre</text:span><text:span text:style-name="T94">;</text:span></text:p>
      <text:p text:style-name="Standard"/>
      <text:p text:style-name="Standard">/* 5. Afficher le nom des artistes dont le prénom est soit Sylvie, soit Eric */</text:p>
      <text:p text:style-name="Standard"/>
      <text:p text:style-name="Standard"><text:a xlink:href="http://localhost/phpmyadmin5.2.0/url.php?url=https://dev.mysql.com/doc/refman/5.7/en/select.html" office:target-frame-name="mysql_doc" xlink:show="replace"><text:span text:style-name="T95">SELECT</text:span></text:a><text:span text:style-name="T96"> art_nom </text:span><text:span text:style-name="T97">FROM</text:span><text:span text:style-name="T98"> </text:span><text:span text:style-name="T99">`artiste`</text:span><text:span text:style-name="T100"> </text:span><text:span text:style-name="T101">WHERE</text:span><text:span text:style-name="T102"> art_nom </text:span><text:span text:style-name="T103">=</text:span><text:span text:style-name="T104"> </text:span><text:span text:style-name="T105">"Sylvie"</text:span><text:span text:style-name="T106"> </text:span><text:a xlink:href="http://localhost/phpmyadmin5.2.0/url.php?url=https://dev.mysql.com/doc/refman/5.7/en/logical-operators.html%23operator_or" office:target-frame-name="mysql_doc" xlink:show="replace"><text:span text:style-name="T107">OR</text:span></text:a><text:span text:style-name="T108"> art_nom </text:span><text:span text:style-name="T109">=</text:span><text:span text:style-name="T110"> </text:span><text:span text:style-name="T111">"Eric"</text:span><text:span text:style-name="T112">;</text:span></text:p>
      <text:p text:style-name="Standard"/>
      <text:p text:style-name="Standard"><text:a xlink:href="http://localhost/phpmyadmin5.2.0/url.php?url=https://dev.mysql.com/doc/refman/5.7/en/select.html" office:target-frame-name="mysql_doc" xlink:show="replace"><text:span text:style-name="T113">SELECT</text:span></text:a><text:span text:style-name="T114"> art_nom </text:span><text:span text:style-name="T115">FROM</text:span><text:span text:style-name="T116"> </text:span><text:span text:style-name="T117">`artiste`</text:span><text:span text:style-name="T118"> </text:span><text:span text:style-name="T119">WHERE</text:span><text:span text:style-name="T120"> art_nom </text:span><text:a xlink:href="http://localhost/phpmyadmin5.2.0/url.php?url=https://dev.mysql.com/doc/refman/5.7/en/string-comparison-functions.html%23operator_like" office:target-frame-name="mysql_doc" xlink:show="replace"><text:span text:style-name="T121">LIKE</text:span></text:a><text:span text:style-name="T122"> </text:span><text:span text:style-name="T123">'%Eric'</text:span><text:span text:style-name="T124">;</text:span></text:p>
      <text:p text:style-name="Standard"/>
      <text:p text:style-name="Standard">/* 6. Afficher le titre du film, le titre<text:s/>original et l'année de production des 5 films les plus récents de votre liste, classés du plus récent au plus ancien */</text:p>
      <text:p text:style-name="Standard"/>
      <text:p text:style-name="Standard"><text:a xlink:href="http://localhost/phpmyadmin5.2.0/url.php?url=https://dev.mysql.com/doc/refman/5.7/en/select.html" office:target-frame-name="mysql_doc" xlink:show="replace"><text:span text:style-name="T125">SELECT</text:span></text:a><text:span text:style-name="T126"> film_titre</text:span><text:span text:style-name="T127">,</text:span><text:span text:style-name="T128"> film_titreoriginal</text:span><text:span text:style-name="T129">,</text:span><text:span text:style-name="T130"> film_anneeproduction </text:span><text:span text:style-name="T131">FROM</text:span><text:span text:style-name="T132"> film </text:span><text:span text:style-name="T133">ORDER</text:span><text:span text:style-name="T134"> </text:span><text:span text:style-name="T135">BY</text:span><text:span text:style-name="T136"> film_anneeproduction </text:span><text:span text:style-name="T137">DESC</text:span><text:span text:style-name="T138"> </text:span><text:span text:style-name="T139">LIMIT</text:span><text:span text:style-name="T140"> </text:span><text:span text:style-name="T141">5</text:span><text:span text:style-name="T142">;</text:span></text:p>
      <text:p text:style-name="Standard"/>
      <text:p text:style-name="Standard">/* 7. Afficher le nombre de films portugais ou britannique dans votre liste */</text:p>
      <text:p text:style-name="Standard"/>
      <text:p text:style-name="Standard"><text:a xlink:href="http://localhost/phpmyadmin5.2.0/url.php?url=https://dev.mysql.com/doc/refman/5.7/en/select.html" office:target-frame-name="mysql_doc" xlink:show="replace"><text:span text:style-name="T143">SELECT</text:span></text:a><text:span text:style-name="T144"> </text:span><text:a xlink:href="http://localhost/phpmyadmin5.2.0/url.php?url=https://dev.mysql.com/doc/refman/5.7/en/aggregate-functions.html%23function_count" office:target-frame-name="mysql_doc" xlink:show="replace"><text:span text:style-name="T145">COUNT</text:span></text:a><text:span text:style-name="T146">(</text:span><text:span text:style-name="T147">nat_pays</text:span><text:span text:style-name="T148">)</text:span><text:span text:style-name="T149"> </text:span><text:span text:style-name="T150">FROM</text:span><text:span text:style-name="T151"> nationalite </text:span><text:span text:style-name="T152">WHERE</text:span><text:span text:style-name="T153"> nat_pays </text:span><text:span text:style-name="T154">=</text:span><text:span text:style-name="T155"> </text:span><text:span text:style-name="T156">"portugais"</text:span><text:span text:style-name="T157"> </text:span><text:a xlink:href="http://localhost/phpmyadmin5.2.0/url.php?url=https://dev.mysql.com/doc/refman/5.7/en/logical-operators.html%23operator_or" office:target-frame-name="mysql_doc" xlink:show="replace"><text:span text:style-name="T158">OR</text:span></text:a><text:span text:style-name="T159"> nat_pays </text:span><text:span text:style-name="T160">=</text:span><text:span text:style-name="T161">"britannique"</text:span><text:span text:style-name="T162">;</text:span></text:p>
      <text:p text:style-name="Standard"/>
      <text:p text:style-name="Standard">/* 8. Afficher les nom et type des artistes du film "Un couple parfait" */</text:p>
      <text:p text:style-name="Standard"><text:a xlink:href="http://localhost/phpmyadmin5.2.0/url.php?url=https://dev.mysql.com/doc/refman/5.7/en/select.html" office:target-frame-name="mysql_doc" xlink:show="replace"><text:span text:style-name="T163">SELECT</text:span></text:a><text:span text:style-name="T164"> film_artiste</text:span><text:span text:style-name="T165">.filmart_type</text:span><text:span text:style-name="T166">,</text:span><text:span text:style-name="T167"> artiste</text:span><text:span text:style-name="T168">.art_nom</text:span><text:span text:style-name="T169"> </text:span><text:span text:style-name="T170">FROM</text:span><text:span text:style-name="T171"> film </text:span><text:span text:style-name="T172">JOIN</text:span><text:span text:style-name="T173"> film_artiste </text:span><text:span text:style-name="T174">ON</text:span><text:span text:style-name="T175"> film_artiste</text:span><text:span text:style-name="T176">.filmart_film_id</text:span><text:span text:style-name="T177"> </text:span><text:span text:style-name="T178">=</text:span><text:span text:style-name="T179"> film</text:span><text:span text:style-name="T180">.film_id</text:span><text:span text:style-name="T181"> </text:span><text:span text:style-name="T182">JOIN</text:span><text:span text:style-name="T183"> artiste </text:span><text:span text:style-name="T184">ON</text:span><text:span text:style-name="T185"> artiste</text:span><text:span text:style-name="T186">.art_id</text:span><text:span text:style-name="T187"> </text:span><text:span text:style-name="T188">=</text:span><text:span text:style-name="T189"> film</text:span><text:span text:style-name="T190">.film_id</text:span><text:span text:style-name="T191"> </text:span><text:span text:style-name="T192">WHERE</text:span><text:span text:style-name="T193"> film_titre </text:span><text:span text:style-name="T194">=</text:span><text:span text:style-name="T195"> </text:span><text:span text:style-name="T196">"Un couple parfait"</text:span><text:span text:style-name="T197">;</text:span></text:p>
      <text:soft-page-break/>
      <text:p text:style-name="Standard"><text:span text:style-name="T198">Pas de résultat obtenu en retour (champ vide)</text:span></text:p>
      <text:p text:style-name="Standard"/>
      <text:p text:style-name="Standard"/>
      <text:p text:style-name="Standard"/>
      <text:soft-page-break/>
      <text:p text:style-name="P199">/* 9. Remplacer les films de genre "Court métrage" par "Autre genre" */</text:p>
      <text:p text:style-name="Standard"/>
      <text:p text:style-name="Standard"><text:a xlink:href="http://localhost/phpmyadmin5.2.0/url.php?url=https://dev.mysql.com/doc/refman/5.7/en/update.html" office:target-frame-name="mysql_doc" xlink:show="replace"><text:span text:style-name="T200">UPDATE</text:span></text:a><text:span text:style-name="T201"> film </text:span><text:a xlink:href="http://localhost/phpmyadmin5.2.0/url.php?url=https://dev.mysql.com/doc/refman/5.7/en/set.html" office:target-frame-name="mysql_doc" xlink:show="replace"><text:span text:style-name="T202">SET</text:span></text:a><text:span text:style-name="T203"> film_genre</text:span><text:span text:style-name="T204">=</text:span><text:span text:style-name="T205">'Autre genre'</text:span><text:span text:style-name="T206"> </text:span><text:span text:style-name="T207">WHERE</text:span><text:span text:style-name="T208"> film_genre</text:span><text:span text:style-name="T209">=</text:span><text:span text:style-name="T210">"Court métrage"</text:span><text:span text:style-name="T211">;</text:span></text:p>
      <text:p text:style-name="Standard"/>
      <text:p text:style-name="Standard">/* 10. Remplacer les nationalités des films "portugais" par "Portugal" */</text:p>
      <text:p text:style-name="Standard"/>
      <text:p text:style-name="Standard"><text:a xlink:href="http://localhost/phpmyadmin5.2.0/url.php?url=https://dev.mysql.com/doc/refman/5.7/en/update.html" office:target-frame-name="mysql_doc" xlink:show="replace"><text:span text:style-name="T212">UPDATE</text:span></text:a><text:span text:style-name="T213"> nationalite </text:span><text:a xlink:href="http://localhost/phpmyadmin5.2.0/url.php?url=https://dev.mysql.com/doc/refman/5.7/en/set.html" office:target-frame-name="mysql_doc" xlink:show="replace"><text:span text:style-name="T214">SET</text:span></text:a><text:span text:style-name="T215"> nat_pays</text:span><text:span text:style-name="T216">=</text:span><text:span text:style-name="T217">'portugais'</text:span><text:span text:style-name="T218"> </text:span><text:span text:style-name="T219">WHERE</text:span><text:span text:style-name="T220"> nat_pays</text:span><text:span text:style-name="T221">=</text:span><text:span text:style-name="T222">"Portugal"</text:span><text:span text:style-name="T223">;</text:span></text:p>
      <text:p text:style-name="Standard"/>
      <text:p text:style-name="Standard">/* 11. Insérer le film suivant avec le film_id=100000: */</text:p>
      <text:p text:style-name="Standard">/* Attention, il<text:s/>y a plusieurs requêtes à faire :<text:line-break/>d’abord, il faut aller rechercher les identifiants des artistes (acteurs, réalisateur)</text:p>
      <text:p text:style-name="Standard">ensuite, il faut faire plusieurs insertions dans les tables */</text:p>
      <text:p text:style-name="Standard"/>
      <text:p text:style-name="P224">Titre : Louis 19, le roi des ondes</text:p>
      <text:p text:style-name="P225">Année : 1994</text:p>
      <text:p text:style-name="P226">Genre : Comédie dramatique</text:p>
      <text:p text:style-name="P227">Titre original :</text:p>
      <text:p text:style-name="P228">Réalisateurs : Michel Poulette</text:p>
      <text:p text:style-name="P229">Acteurs : Martin Drainville</text:p>
      <text:p text:style-name="P230">Nationalité : français</text:p>
      <text:p text:style-name="P231"/>
      <text:p text:style-name="P232"/>
      <text:p text:style-name="P233"/>
      <text:p text:style-name="Standard">/* 12.<text:s/><text:tab/>a) Afficher le nombre de films de nationalité "britannique"</text:p>
      <text:p text:style-name="Standard"/>
      <text:p text:style-name="Standard"><text:a xlink:href="http://localhost/phpmyadmin5.2.0/url.php?url=https://dev.mysql.com/doc/refman/5.7/en/select.html" office:target-frame-name="mysql_doc" xlink:show="replace"><text:span text:style-name="T234">SELECT</text:span></text:a><text:span text:style-name="T235"> </text:span><text:a xlink:href="http://localhost/phpmyadmin5.2.0/url.php?url=https://dev.mysql.com/doc/refman/5.7/en/aggregate-functions.html%23function_count" office:target-frame-name="mysql_doc" xlink:show="replace"><text:span text:style-name="T236">COUNT</text:span></text:a><text:span text:style-name="T237">(</text:span><text:span text:style-name="T238">nat_pays</text:span><text:span text:style-name="T239">)</text:span><text:span text:style-name="T240"> </text:span><text:span text:style-name="T241">FROM</text:span><text:span text:style-name="T242"> nationalite </text:span><text:span text:style-name="T243">WHERE</text:span><text:span text:style-name="T244"> nat_pays </text:span><text:span text:style-name="T245">=</text:span><text:span text:style-name="T246"> </text:span><text:span text:style-name="T247">"britannique"</text:span><text:span text:style-name="T248">;</text:span></text:p>
      <text:p text:style-name="Standard"/>
      <text:p text:style-name="Standard"><text:tab/>b) Supprimer les films de nationalité "britannique"</text:p>
      <text:p text:style-name="Standard"/>
      <text:p text:style-name="Standard"><text:a xlink:href="http://localhost/phpmyadmin5.2.0/url.php?url=https://dev.mysql.com/doc/refman/5.7/en/delete.html" office:target-frame-name="mysql_doc" xlink:show="replace"><text:span text:style-name="T249">DELETE</text:span></text:a><text:span text:style-name="T250"> </text:span><text:span text:style-name="T251">FROM</text:span><text:span text:style-name="T252"> nationalite </text:span><text:span text:style-name="T253">WHERE</text:span><text:span text:style-name="T254"> nat_pays </text:span><text:span text:style-name="T255">=</text:span><text:span text:style-name="T256"> </text:span><text:span text:style-name="T257">"britannique"</text:span><text:span text:style-name="T258">;</text:span></text:p>
      <text:p text:style-name="Standard"/>
      <text:p text:style-name="Standard">/*<text:tab/>c) Pour vérifier, ré-afficher la requête du point a) */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BE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m-keyword" style:display-name="cm-keyword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cm-punctuation" style:display-name="cm-punctuation" style:family="text" style:parent-style-name="Policepardéfaut"/>
    <style:style style:name="cm-number" style:display-name="cm-number" style:family="text" style:parent-style-name="Policepardéfaut"/>
    <style:style style:name="cm-bracket" style:display-name="cm-bracket" style:family="text" style:parent-style-name="Policepardéfaut"/>
    <style:style style:name="cm-string" style:display-name="cm-string" style:family="text" style:parent-style-name="Policepardéfaut"/>
    <style:style style:name="cm-variable-2" style:display-name="cm-variable-2" style:family="text" style:parent-style-name="Policepardéfaut"/>
    <style:style style:name="cm-operator" style:display-name="cm-operato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Pieddepage" style:family="paragraph">
      <style:paragraph-properties fo:border="0.0138in solid #000000" fo:padding="0in" style:shadow="none" fo:text-align="center"/>
    </style:style>
  </office:automatic-styles>
  <office:master-styles>
    <style:master-page style:name="MP0" style:page-layout-name="PL0">
      <style:header>
        <text:p text:style-name="P2">Groupe WEB – Test SQL de base<text:tab/><text:tab/><text:tab/><text:tab/><text:tab/><text:tab/><text:tab/>Décembre 2022</text:p>
      </style:header>
      <style:footer>
        <text:p text:style-name="P3"><text:page-number text:fixed="false">1</text:page-number><text:s/>/<text:s/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bdev01</meta:initial-creator>
    <dc:creator>Webdev01</dc:creator>
    <meta:creation-date>2022-12-15T10:35:00Z</meta:creation-date>
    <dc:date>2022-12-15T10:35:00Z</dc:date>
    <meta:print-date>2017-01-26T09:46:00Z</meta:print-date>
    <meta:template xlink:href="Normal.dotm" xlink:type="simple"/>
    <meta:editing-cycles>2</meta:editing-cycles>
    <meta:editing-duration>PT0S</meta:editing-duration>
    <meta:document-statistic meta:page-count="3" meta:paragraph-count="13" meta:word-count="1007" meta:character-count="6534" meta:row-count="46" meta:non-whitespace-character-count="5540"/>
  </office:meta>
</office:document-meta>
</file>